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0000000100762B591C0A57FF7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cccc" draw:textarea-horizontal-align="justify" draw:textarea-vertical-align="top" draw:auto-grow-height="false" fo:min-height="3.15cm" fo:min-width="5.1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3.15cm" fo:min-width="3.7cm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 fo:min-height="3.15cm" fo:min-width="3.5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 fo:min-height="1.146cm" fo:min-width="14.1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.95cm" fo:min-width="10.5cm"/>
    </style:style>
    <style:style style:name="gr7" style:family="graphic" style:parent-style-name="standard">
      <style:graphic-properties draw:fill-color="#cccccc" draw:textarea-horizontal-align="justify" draw:textarea-vertical-align="top" draw:auto-grow-height="false" fo:min-height="3.95cm" fo:min-width="10.5cm"/>
    </style:style>
    <style:style style:name="gr8" style:family="graphic" style:parent-style-name="standard">
      <style:graphic-properties draw:fill-color="#d4ea6b" draw:textarea-horizontal-align="justify" draw:textarea-vertical-align="middle" draw:auto-grow-height="false" fo:min-height="0.95cm" fo:min-width="2.9cm"/>
    </style:style>
    <style:style style:name="gr9" style:family="graphic" style:parent-style-name="standard">
      <style:graphic-properties draw:fill-color="#ffa6a6" draw:textarea-horizontal-align="justify" draw:textarea-vertical-align="middle" draw:auto-grow-height="false" fo:min-height="0.883cm" fo:min-width="6.3cm"/>
    </style:style>
    <style:style style:name="gr10" style:family="graphic" style:parent-style-name="standard">
      <style:graphic-properties draw:fill-color="#cccccc" draw:textarea-horizontal-align="justify" draw:textarea-vertical-align="middle" draw:auto-grow-height="false" fo:min-height="0.95cm" fo:min-width="2.9cm"/>
    </style:style>
    <style:style style:name="gr11" style:family="graphic" style:parent-style-name="standard">
      <style:graphic-properties draw:fill-color="#ffa6a6" draw:textarea-horizontal-align="justify" draw:textarea-vertical-align="middle" draw:auto-grow-height="false" fo:min-height="3.95cm" fo:min-width="2.9cm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cccccc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d4ea6b"/>
      <style:paragraph-properties fo:text-align="center"/>
      <style:text-properties fo:font-size="15pt" style:font-size-asian="15pt" style:font-size-complex="15pt"/>
    </style:style>
    <style:style style:name="P7" style:family="paragraph">
      <loext:graphic-properties draw:fill-color="#ffa6a6"/>
      <style:paragraph-properties fo:text-align="center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-color="#ffa6a6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6cm" svg:height="3.4cm" svg:x="1.4cm" svg:y="9.6cm">
          <text:p text:style-name="P1">GPU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2cm" svg:height="2.52cm" svg:x="3.6cm" svg:y="10cm">
          <draw:image xlink:href="Pictures/100002010000010000000100762B591C0A57FF71.png" xlink:type="simple" xlink:show="embed" xlink:actuate="onLoad" loext:mime-type="image/png">
            <text:p/>
          </draw:image>
        </draw:frame>
        <draw:custom-shape draw:style-name="gr3" draw:text-style-name="P4" draw:layer="layout" svg:width="4.2cm" svg:height="3.4cm" svg:x="7.4cm" svg:y="9.6cm">
          <text:p text:style-name="P3">CPU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cm" svg:height="3.4cm" svg:x="12cm" svg:y="9.6cm">
          <text:p text:style-name="P3">RA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4.6cm" svg:height="1.396cm" svg:x="1.4cm" svg:y="8cm">
          <text:p text:style-name="P3">Linux Kernel (x86-64)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cm" svg:height="1.2cm" svg:x="1.4cm" svg:y="6.6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1cm" svg:height="1.2cm" svg:x="1.4cm" svg:y="5.2cm">
          <text:p text:style-name="P3">Nvidia Docker Runtime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1cm" svg:height="4.2cm" svg:x="1.4cm" svg:y="0.8cm">
          <text:p text:style-name="P3">DDC Container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cm" svg:height="1.2cm" svg:x="3.2cm" svg:y="3.4cm">
          <text:p text:style-name="P5"><text:span text:style-name="T1">Pytho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4cm" svg:height="1.2cm" svg:x="6.7cm" svg:y="3.4cm">
          <text:p text:style-name="P5"><text:span text:style-name="T1">Tensor-Flow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6.8cm" svg:height="1.133cm" svg:x="3.2cm" svg:y="2.033cm">
          <text:p text:style-name="P3">Donkey-Car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4cm" svg:height="1.2cm" svg:x="12.6cm" svg:y="6.6cm">
          <text:p text:style-name="P3">GPU-Driver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4cm" svg:height="1.2cm" svg:x="12.6cm" svg:y="5.2cm">
          <text:p text:style-name="P3">Userland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4cm" svg:height="4.2cm" svg:x="12.6cm" svg:y="0.8cm">
          <text:p text:style-name="P8"><text:span text:style-name="T2">Donkey 3D</text:span><text:span text:style-name="T2"><text:line-break/></text:span><text:span text:style-name="T2">Simulator</text:span></text:p>
          <text:p text:style-name="P8"><text:span text:style-name="T2">(unity based)</text:span>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9.8cm" svg:y1="2.6cm" svg:x2="13cm" svg:y2="2.6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09:47:29.624958880</meta:creation-date>
    <dc:date>2019-09-30T09:59:54.348038247</dc:date>
    <meta:editing-duration>PT1M11S</meta:editing-duration>
    <meta:editing-cycles>1</meta:editing-cycles>
    <meta:document-statistic meta:object-count="38"/>
    <meta:generator>LibreOffice/6.2.7.1$Linux_X86_64 LibreOffice_project/20$Build-1</meta:generator>
  </office:meta>
</office:document-meta>
</file>